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ConfigurationImp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setDocumentHandler( XMLDocumentHandler docum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newFeatureNotFoundErr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ConfigurationImpl.DOMConfiguratio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MConfigurationImpl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createValida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pars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ConfigurationImpl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checkProperty( String property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ConfigurationImpl.DOMConfigurationImpl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setDTDHandler( XML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ConfigurationImpl.newFeatureNotSupportedErr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ConfigurationImpl.setErrorHandler( XMLErrorHandler error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ConfigurationImpl.getDTDContentMode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ConfigurationImpl.getFeature( String featur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ConfigurationImpl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add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ConfigurationImpl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OMConfigurationImpl.canSetParameter( String name , Object value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DOMConfigurationImpl.getParameter( String name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DOMConfigurationImpl.newTypeMismatchErr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ConfigurationImpl.setDTDValidatorFactory( String ver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ConfigurationImpl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DOMConfigurationImpl( SymbolTable symbolTable , XMLComponentManager parentSettin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DOMConfigurationImpl.setEntityResolver( XML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ConfigurationImpl.setDTDContentModelHandler( XMLDTDContentMode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ConfigurationImpl.setParameter( String name , Object value )</text:p>
          </table:table-cell>
          <table:table-cell office:value-type="float" office:value="69">
            <text:p text:style-name="Table_20_Contents">69</text:p>
          </table:table-cell>
          <table:table-cell office:value-type="float" office:value="53">
            <text:p text:style-name="Table_20_Contents">53</text:p>
          </table:table-cell>
          <table:table-cell office:value-type="float" office:value="190">
            <text:p text:style-name="Table_20_Contents">190</text:p>
          </table:table-cell>
        </table:table-row>
        <table:table-row>
          <table:table-cell office:value-type="string">
            <text:p text:style-name="Table_20_Contents">DOMConfigurationImpl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